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protect="position size"/>
    </style:style>
    <style:style style:name="gr2" style:family="graphic" style:parent-style-name="objectwithoutfill">
      <style:graphic-properties svg:stroke-width="0.04cm" svg:stroke-color="#ff0000" draw:marker-start-width="0.26cm" draw:marker-end-width="0.26cm" draw:fill="none" draw:textarea-vertical-align="middle" fo:padding-top="0.145cm" fo:padding-bottom="0.145cm" fo:padding-left="0.27cm" fo:padding-right="0.27cm"/>
    </style:style>
    <style:style style:name="gr3" style:family="graphic" style:parent-style-name="objectwithoutfill">
      <style:graphic-properties svg:stroke-width="0.04cm" svg:stroke-color="#0000ff" draw:marker-start-width="0.26cm" draw:marker-end-width="0.26cm" draw:fill="none" draw:textarea-vertical-align="middle" fo:padding-top="0.145cm" fo:padding-bottom="0.145cm" fo:padding-left="0.27cm" fo:padding-right="0.27cm"/>
    </style:style>
    <style:style style:name="gr4" style:family="graphic" style:parent-style-name="objectwithoutfill">
      <style:graphic-properties svg:stroke-width="0.04cm" svg:stroke-color="#23ff23" draw:marker-start-width="0.26cm" draw:marker-end-width="0.26cm" draw:fill="none" draw:textarea-vertical-align="middle" fo:padding-top="0.145cm" fo:padding-bottom="0.145cm" fo:padding-left="0.27cm" fo:padding-right="0.27cm"/>
    </style:style>
    <style:style style:name="gr5" style:family="graphic" style:parent-style-name="objectwithoutfill">
      <style:graphic-properties svg:stroke-width="0.05cm" draw:marker-start-width="0.275cm" draw:marker-end="Symmetric_20_Arrow" draw:marker-end-width="0.2cm" draw:fill="none" draw:textarea-vertical-align="middle" fo:padding-top="0.15cm" fo:padding-bottom="0.15cm" fo:padding-left="0.275cm" fo:padding-right="0.275cm"/>
    </style:style>
    <style:style style:name="gr6"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stroke="dash" draw:stroke-dash="Dashed_20__28_var_29_" svg:stroke-width="0.03cm" draw:marker-start-width="0.245cm" draw:marker-end-width="0.245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style:font-name="Arial" fo:font-size="8pt" style:font-size-asian="8pt" style:font-size-complex="8pt"/>
    </style:style>
    <style:style style:name="P3" style:family="paragraph">
      <style:text-properties fo:font-size="12pt" style:font-size-asian="12pt" style:font-size-complex="12pt"/>
    </style:style>
    <style:style style:name="P4" style:family="paragraph">
      <style:text-properties style:font-name="Arial" fo:font-size="12pt" style:font-size-asian="12pt" style:font-size-complex="12pt"/>
    </style:style>
    <style:style style:name="T1" style:family="text">
      <style:text-properties style:font-name="Arial" fo:font-size="8pt" style:font-size-asian="8pt" style:font-size-complex="8pt"/>
    </style:style>
    <style:style style:name="T2" style:family="text">
      <style:text-properties style:text-position="sub 70%" style:font-name="Arial" fo:font-size="8pt" style:font-size-asian="8pt" style:font-size-complex="8pt"/>
    </style:style>
    <style:style style:name="T3" style:family="text">
      <style:text-properties style:font-name="Arial" fo:font-size="12pt" style:font-size-asian="12pt" style:font-size-complex="12pt"/>
    </style:style>
    <style:style style:name="T4" style:family="text">
      <style:text-properties style:text-position="0% 100%" style:font-name="Arial"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Výchozí">
        <draw:custom-shape draw:style-name="gr1" draw:text-style-name="P1" draw:layer="layout" svg:width="8cm" svg:height="19.038cm" svg:x="2.999cm" svg:y="3.021cm">
          <text:p/>
          <draw:enhanced-geometry svg:viewBox="0 0 21600 21600" draw:type="rectangle" draw:enhanced-path="M 0 0 L 21600 0 21600 21600 0 21600 0 0 Z N"/>
        </draw:custom-shape>
        <draw:path draw:style-name="gr2" draw:text-style-name="P1" draw:layer="layout" svg:width="7.954cm" svg:height="3.788cm" draw:transform="skewX (-0.000174532925199423) rotate (-0.773180858633489) translate (4.30296411093945cm 4.73574621720812cm)" svg:viewBox="0 0 7955 3789" svg:d="M0 2c862 741 1696 1516 2587 2223 489 389 978 782 1511 1108 236 144 479 285 741 372 142 47 294 102 441 78 104-17 195-84 275-150 70-58 126-134 173-211 95-158 143-340 214-510 95-228 176-462 283-685 81-169 173-333 271-493 119-194 248-381 385-562 150-199 311-391 479-576 189-207 397-397 595-596">
          <text:p/>
        </draw:path>
        <draw:path draw:style-name="gr3" draw:text-style-name="P1" draw:layer="layout" svg:width="7.691cm" svg:height="2.83cm" draw:transform="skewX (-0.000174532925199406) rotate (-0.805294916870184) translate (4.71933666346984cm 4.70935771336799cm)" svg:viewBox="0 0 7692 2831" svg:d="M0 0c634 508 1251 1037 1903 1522 324 241 658 470 998 688 191 124 381 252 587 350 173 84 354 155 541 203 149 39 303 73 457 67 115-5 231-32 337-78 132-57 247-148 359-238 236-190 439-417 654-630 627-619 1237-1256 1856-1884">
          <text:p/>
        </draw:path>
        <draw:path draw:style-name="gr4" draw:text-style-name="P1" draw:layer="layout" svg:width="5.773cm" svg:height="1.541cm" svg:x="4.234cm" svg:y="8.718cm" svg:viewBox="0 0 5774 1542" svg:d="M0 1542c11-101 15-203 35-302 25-122 51-227 86-347 37-126 80-268 129-390 47-113 97-229 177-323 55-65 122-127 202-159 54-22 115-25 172-18 73 9 140 44 208 74 78 34 154 76 228 120 95 58 184 126 275 190 132 92 258 192 393 280 186 121 371 246 572 340 188 88 389 147 587 207 141 43 285 81 430 112 195 41 393 72 591 95 293 34 588 50 883 64 268 13 537 15 806 22">
          <text:p/>
        </draw:path>
        <draw:line draw:style-name="gr5" draw:text-style-name="P1" draw:layer="layout" svg:x1="4.172cm" svg:y1="10.259cm" svg:x2="10.52cm" svg:y2="10.259cm">
          <text:p/>
        </draw:line>
        <draw:line draw:style-name="gr5" draw:text-style-name="P1" draw:layer="layout" svg:x1="4.212cm" svg:y1="10.377cm" svg:x2="4.212cm" svg:y2="4.098cm">
          <text:p/>
        </draw:line>
        <draw:line draw:style-name="gr6" draw:text-style-name="P1" draw:layer="layout" svg:x1="4.591cm" svg:y1="10.135cm" svg:x2="4.591cm" svg:y2="10.378cm">
          <text:p/>
        </draw:line>
        <draw:frame draw:style-name="gr7" draw:text-style-name="P2" draw:layer="layout" svg:width="1.136cm" svg:height="0.633cm" svg:x="3.213cm" svg:y="4.203cm">
          <draw:text-box>
            <text:p><text:span text:style-name="T1">R</text:span><text:span text:style-name="T2">nl</text:span><text:span text:style-name="T1">(r)</text:span></text:p>
          </draw:text-box>
        </draw:frame>
        <draw:frame draw:style-name="gr7" draw:text-style-name="P2" draw:layer="layout" svg:width="1.204cm" svg:height="0.633cm" svg:x="4.834cm" svg:y="5.416cm">
          <draw:text-box>
            <text:p><text:span text:style-name="T1">R</text:span><text:span text:style-name="T2">10</text:span><text:span text:style-name="T1">(r)</text:span></text:p>
          </draw:text-box>
        </draw:frame>
        <draw:frame draw:style-name="gr7" draw:text-style-name="P2" draw:layer="layout" svg:width="1.204cm" svg:height="0.633cm" svg:x="6.78cm" svg:y="10.888cm">
          <draw:text-box>
            <text:p><text:span text:style-name="T1">R</text:span><text:span text:style-name="T2">20</text:span><text:span text:style-name="T1">(r)</text:span></text:p>
          </draw:text-box>
        </draw:frame>
        <draw:frame draw:style-name="gr7" draw:text-style-name="P2" draw:layer="layout" svg:width="1.204cm" svg:height="0.633cm" svg:x="6.226cm" svg:y="8.935cm">
          <draw:text-box>
            <text:p><text:span text:style-name="T1">R</text:span><text:span text:style-name="T2">21</text:span><text:span text:style-name="T1">(r)</text:span></text:p>
          </draw:text-box>
        </draw:frame>
        <draw:frame draw:style-name="gr7" draw:text-style-name="P2" draw:layer="layout" svg:width="1.124cm" svg:height="0.633cm" svg:x="9.758cm" svg:y="10.368cm">
          <draw:text-box>
            <text:p><text:span text:style-name="T1">r [a</text:span><text:span text:style-name="T2">B</text:span><text:span text:style-name="T1">]</text:span></text:p>
          </draw:text-box>
        </draw:frame>
        <draw:frame draw:style-name="gr7" draw:text-style-name="P2" draw:layer="layout" svg:width="0.659cm" svg:height="0.569cm" svg:x="4.246cm" svg:y="10.385cm">
          <draw:text-box>
            <text:p><text:span text:style-name="T1">1</text:span></text:p>
          </draw:text-box>
        </draw:frame>
        <draw:frame draw:style-name="gr7" draw:text-style-name="P2" draw:layer="layout" svg:width="0.896cm" svg:height="0.569cm" svg:x="3.305cm" svg:y="8.977cm">
          <draw:text-box>
            <text:p><text:span text:style-name="T1">0,1</text:span></text:p>
          </draw:text-box>
        </draw:frame>
        <draw:frame draw:style-name="gr7" draw:text-style-name="P4" draw:layer="layout" svg:width="0.879cm" svg:height="0.725cm" svg:x="3.018cm" svg:y="3.298cm">
          <draw:text-box>
            <text:p text:style-name="P3"><text:span text:style-name="T3">a)</text:span></text:p>
          </draw:text-box>
        </draw:frame>
        <draw:path draw:style-name="gr3" draw:text-style-name="P1" draw:layer="layout" svg:width="6.012cm" svg:height="5.941cm" draw:transform="skewX (0.000174532925199433) rotate (0.00314159265358979) translate (4.2103787661196cm 12.8870625385865cm)" svg:viewBox="0 0 6013 5942" svg:d="M0 5939c10-125 24-249 31-373 24-393 29-786 49-1180 19-395 32-814 47-1209 11-283 29-542 41-824 8-195 25-387 36-581 14-219 28-437 43-656 10-144 17-288 31-432 16-176 26-353 61-527 10-46 16-95 43-135 6-10 16-24 28-22 31 6 35 51 46 80 24 61 30 124 42 188 29 159 49 321 70 482 16 117 33 235 46 352 20 167 36 332 54 499 14 131 26 261 40 392 19 179 36 358 58 536 19 151 42 302 63 455 22 164 42 331 64 496 20 143 37 287 62 429 31 171 70 341 107 511 20 92 40 184 63 276 24 98 48 196 78 292 33 106 62 213 109 312 48 102 103 202 173 290 52 65 111 127 182 174 71 48 155 79 239 103 63 18 128 24 193 32 124 14 249 18 374 22 1179 39 2360 11 3540 19">
          <text:p/>
        </draw:path>
        <draw:path draw:style-name="gr4" draw:text-style-name="P1" draw:layer="layout" svg:width="5.998cm" svg:height="2.152cm" draw:transform="skewX (0.000523598775598298) rotate (-0.00628318530718033) translate (4.23315733977927cm 16.6628286523646cm)" svg:viewBox="0 0 5999 2153" svg:d="M0 2153c79-7 164 10 236-20 52-23 88-70 125-111 39-43 72-90 102-139 73-121 129-252 187-382 48-106 88-216 132-325 62-153 118-309 187-460 50-110 102-219 165-323 48-80 97-162 161-231 36-39 77-74 123-102 34-22 72-40 112-50 38-9 80-14 118-6 70 15 128 61 188 98 59 36 117 77 168 123 73 66 133 145 197 219 65 75 125 154 189 229 60 71 123 139 184 209 70 82 133 170 208 248 82 86 175 162 264 242 65 57 127 118 197 170 85 62 175 118 267 169 89 50 179 98 274 136 132 53 268 96 406 129 122 30 247 46 371 63 121 17 243 30 364 39 165 13 329 20 494 23 193 5 386 0 580-1">
          <text:p/>
        </draw:path>
        <draw:path draw:style-name="gr2" draw:text-style-name="P1" draw:layer="layout" svg:width="5.847cm" svg:height="2.085cm" draw:transform="rotate (0.00715584993317675) translate (4.20430504776073cm 16.7393264679391cm)" svg:viewBox="0 0 5848 2086" svg:d="M0 2076c27-56 55-111 80-168 29-64 54-130 80-196 14-36 24-74 42-109 13-26 26-54 49-72 15-12 34-21 53-20 27 3 50 24 69 43 23 21 37 50 54 76 40 60 76 122 112 184 27 44 50 89 79 132 20 31 40 63 65 90 15 16 29 35 49 43 31 11 68 9 99 0 40-10 77-34 105-63 56-57 82-135 118-204 41-81 76-164 112-247 49-111 94-223 139-336 38-95 75-190 112-286 32-82 59-166 95-246 31-72 67-141 103-211 40-75 73-154 124-223 44-60 96-117 155-164 42-34 88-67 140-84 38-13 79-18 119-13 45 6 87 27 128 49 63 33 122 76 176 122 65 55 119 121 176 184 77 84 152 169 224 257 57 67 109 138 164 206 44 53 88 106 133 158 62 71 124 142 190 209 63 65 129 126 196 187 63 56 123 115 191 164 69 51 145 91 220 134 82 47 165 97 252 137 75 34 153 63 232 89 72 23 146 40 220 57 80 19 160 35 241 50 105 18 210 36 316 47 103 11 207 18 311 21 108 5 216 2 325 3">
          <text:p/>
        </draw:path>
        <draw:line draw:style-name="gr5" draw:text-style-name="P1" draw:layer="layout" svg:x1="4.124cm" svg:y1="18.824cm" svg:x2="10.629cm" svg:y2="18.824cm">
          <text:p/>
        </draw:line>
        <draw:line draw:style-name="gr5" draw:text-style-name="P1" draw:layer="layout" svg:x1="4.211cm" svg:y1="18.917cm" svg:x2="4.211cm" svg:y2="12.629cm">
          <text:p/>
        </draw:line>
        <draw:frame draw:style-name="gr7" draw:text-style-name="P4" draw:layer="layout" svg:width="0.879cm" svg:height="0.725cm" svg:x="3.018cm" svg:y="11.799cm">
          <draw:text-box>
            <text:p text:style-name="P3"><text:span text:style-name="T3">b)</text:span></text:p>
          </draw:text-box>
        </draw:frame>
        <draw:frame draw:style-name="gr7" draw:text-style-name="P2" draw:layer="layout" svg:width="0.896cm" svg:height="0.569cm" svg:x="3.313cm" svg:y="17.478cm">
          <draw:text-box>
            <text:p><text:span text:style-name="T1">0,1</text:span></text:p>
          </draw:text-box>
        </draw:frame>
        <draw:line draw:style-name="gr6" draw:text-style-name="P1" draw:layer="layout" svg:x1="4.999cm" svg:y1="18.704cm" svg:x2="4.999cm" svg:y2="18.947cm">
          <text:p/>
        </draw:line>
        <draw:line draw:style-name="gr8" draw:text-style-name="P1" draw:layer="layout" svg:x1="4.618cm" svg:y1="12.878cm" svg:x2="4.618cm" svg:y2="18.948cm">
          <text:p/>
        </draw:line>
        <draw:frame draw:style-name="gr7" draw:text-style-name="P2" draw:layer="layout" svg:width="0.659cm" svg:height="0.569cm" svg:x="4.253cm" svg:y="18.986cm">
          <draw:text-box>
            <text:p><text:span text:style-name="T1">1</text:span></text:p>
          </draw:text-box>
        </draw:frame>
        <draw:frame draw:style-name="gr7" draw:text-style-name="P2" draw:layer="layout" svg:width="1.192cm" svg:height="0.633cm" svg:x="6.736cm" svg:y="16.588cm">
          <draw:text-box>
            <text:p><text:span text:style-name="T4">P</text:span><text:span text:style-name="T2">20</text:span><text:span text:style-name="T1">(r)</text:span></text:p>
          </draw:text-box>
        </draw:frame>
        <draw:frame draw:style-name="gr7" draw:text-style-name="P2" draw:layer="layout" svg:width="1.192cm" svg:height="0.633cm" svg:x="5.182cm" svg:y="16.035cm">
          <draw:text-box>
            <text:p><text:span text:style-name="T4">P</text:span><text:span text:style-name="T2">21</text:span><text:span text:style-name="T1">(r)</text:span></text:p>
          </draw:text-box>
        </draw:frame>
        <draw:frame draw:style-name="gr7" draw:text-style-name="P2" draw:layer="layout" svg:width="1.192cm" svg:height="0.633cm" svg:x="4.69cm" svg:y="12.817cm">
          <draw:text-box>
            <text:p><text:span text:style-name="T4">P</text:span><text:span text:style-name="T2">10</text:span><text:span text:style-name="T1">(r)</text:span></text:p>
          </draw:text-box>
        </draw:frame>
        <draw:frame draw:style-name="gr7" draw:text-style-name="P2" draw:layer="layout" svg:width="1.124cm" svg:height="0.633cm" svg:x="3.169cm" svg:y="12.804cm">
          <draw:text-box>
            <text:p><text:span text:style-name="T4">P</text:span><text:span text:style-name="T2">nl</text:span><text:span text:style-name="T1">(r)</text:span></text:p>
          </draw:text-box>
        </draw:frame>
        <draw:frame draw:style-name="gr7" draw:text-style-name="P2" draw:layer="layout" svg:width="1.124cm" svg:height="0.633cm" svg:x="9.714cm" svg:y="18.869cm">
          <draw:text-box>
            <text:p><text:span text:style-name="T1">r [a</text:span><text:span text:style-name="T2">B</text:span><text:span text:style-name="T1">]</text:span></text:p>
          </draw:text-box>
        </draw:frame>
        <draw:line draw:style-name="gr6" draw:text-style-name="P1" draw:layer="layout" svg:x1="4.32cm" svg:y1="9.249cm" svg:x2="4.077cm" svg:y2="9.249cm">
          <text:p/>
        </draw:line>
        <draw:line draw:style-name="gr6" draw:text-style-name="P1" draw:layer="layout" svg:x1="4.314cm" svg:y1="17.749cm" svg:x2="4.071cm" svg:y2="17.749cm">
          <text:p/>
        </draw:line>
        <draw:line draw:style-name="gr6" draw:text-style-name="P1" draw:layer="layout" svg:x1="4.618cm" svg:y1="18.705cm" svg:x2="4.618cm" svg:y2="18.948cm">
          <text:p/>
        </draw:line>
        <draw:frame draw:style-name="gr7" draw:text-style-name="P2" draw:layer="layout" svg:width="0.659cm" svg:height="0.569cm" svg:x="4.654cm" svg:y="18.987cm">
          <draw:text-box>
            <text:p><text:span text:style-name="T1">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Výchoz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07T16:06:48.022000000</meta:creation-date>
    <dc:date>2014-07-08T09:57:04.837000000</dc:date>
    <meta:editing-duration>PT15M27S</meta:editing-duration>
    <meta:editing-cycles>4</meta:editing-cycles>
    <meta:generator>LibreOffice/4.2.5.2$Windows_x86 LibreOffice_project/61cb170a04bb1f12e77c884eab9192be736ec5f5</meta:generator>
    <meta:document-statistic meta:object-count="34"/>
  </office:meta>
</office:document-meta>
</file>